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c8f0" officeooo:paragraph-rsid="0006c8f0" style:font-size-asian="12.25pt" style:font-size-complex="14pt"/>
    </style:style>
    <style:style style:name="P2" style:family="paragraph" style:parent-style-name="Standard">
      <style:text-properties fo:font-size="14pt" officeooo:rsid="0006c8f0" officeooo:paragraph-rsid="0014866c" style:font-size-asian="12.25pt" style:font-size-complex="14pt"/>
    </style:style>
    <style:style style:name="P3" style:family="paragraph" style:parent-style-name="Standard">
      <style:text-properties fo:font-size="14pt" officeooo:rsid="000ad807" officeooo:paragraph-rsid="000ad807" style:font-size-asian="12.25pt" style:font-size-complex="14pt"/>
    </style:style>
    <style:style style:name="P4" style:family="paragraph" style:parent-style-name="Standard">
      <style:text-properties fo:font-size="14pt" officeooo:rsid="000aebc5" officeooo:paragraph-rsid="000aebc5" style:font-size-asian="12.25pt" style:font-size-complex="14pt"/>
    </style:style>
    <style:style style:name="P5" style:family="paragraph" style:parent-style-name="Standard">
      <style:text-properties fo:font-size="14pt" officeooo:rsid="000cac17" officeooo:paragraph-rsid="000cac17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0c30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90c30"/>
    </style:style>
    <style:style style:name="T5" style:family="text">
      <style:text-properties style:text-underline-style="none" officeooo:rsid="000d8e2d"/>
    </style:style>
    <style:style style:name="T6" style:family="text">
      <style:text-properties style:text-underline-style="none" officeooo:rsid="000f81e1"/>
    </style:style>
    <style:style style:name="T7" style:family="text">
      <style:text-properties style:text-underline-style="none" officeooo:rsid="00105964"/>
    </style:style>
    <style:style style:name="T8" style:family="text">
      <style:text-properties style:text-underline-style="none" officeooo:rsid="001243e6"/>
    </style:style>
    <style:style style:name="T9" style:family="text">
      <style:text-properties style:text-underline-style="none" officeooo:rsid="0013f94c"/>
    </style:style>
    <style:style style:name="T10" style:family="text">
      <style:text-properties style:text-underline-style="none" officeooo:rsid="00146543"/>
    </style:style>
    <style:style style:name="T11" style:family="text">
      <style:text-properties style:text-underline-style="none" officeooo:rsid="00154a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(<text:span text:style-name="T1">idU</text:span><text:span text:style-name="T3">, student_idU, nameU, surnameU, genderU, emailU, phoneU, adrU, passwordU, photoU, typeU)</text:span></text:p>
      <text:p text:style-name="P1"><text:span text:style-name="T3"/></text:p>
      <text:p text:style-name="P2"><text:span text:style-name="T3">Institution</text:span><text:span text:style-name="T4">(</text:span><text:span text:style-name="T2">idI</text:span><text:span text:style-name="T4">, nameI, adrI, phoneI, typeI, </text:span><text:span text:style-name="T10">#idU</text:span><text:span text:style-name="T4">)</text:span></text:p>
      <text:p text:style-name="P1"><text:span text:style-name="T3"/></text:p>
      <text:p text:style-name="P1"><text:span text:style-name="T3">Classroom(</text:span><text:span text:style-name="T1">idCL</text:span><text:span text:style-name="T3">, branchCL, groupCL, yearCL, </text:span><text:span text:style-name="T6">#idI, </text:span><text:span text:style-name="T10">#idU</text:span><text:span text:style-name="T3">)</text:span></text:p>
      <text:p text:style-name="P1"><text:span text:style-name="T4"/></text:p>
      <text:p text:style-name="P3"><text:span text:style-name="T4">C</text:span><text:span text:style-name="T3">ontract(</text:span><text:span text:style-name="T1">idCO</text:span><text:span text:style-name="T3">, date_beginCO, date_endCO, containCO, validate_apprenticeCO, validate_internship_managerCO, validate_tutorCO, </text:span><text:span text:style-name="T7">#idU, #idI</text:span><text:span text:style-name="T3">)</text:span></text:p>
      <text:p text:style-name="P1"><text:span text:style-name="T4"/></text:p>
      <text:p text:style-name="P4"><text:span text:style-name="T4">M</text:span><text:span text:style-name="T3">ission(</text:span><text:span text:style-name="T1">idM</text:span><text:span text:style-name="T3">, containM, </text:span><text:span text:style-name="T8">#idCO</text:span><text:span text:style-name="T3">)</text:span></text:p>
      <text:p text:style-name="P4"><text:span text:style-name="T3"/></text:p>
      <text:p text:style-name="P5"><text:span text:style-name="T3">Report(</text:span><text:span text:style-name="T1">idR</text:span><text:span text:style-name="T3">, dateR, containR, gradeR, validate_apprenticeR, validate_internship_managerR, validate_tutorR, </text:span><text:span text:style-name="T11">#</text:span><text:span text:style-name="T9">idU, </text:span><text:span text:style-name="T11">#</text:span><text:span text:style-name="T9">idC</text:span><text:span text:style-name="T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7:22:06.280061170</meta:creation-date>
    <dc:date>2019-01-12T18:16:50.513544360</dc:date>
    <meta:editing-duration>PT54M39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44" meta:character-count="481" meta:non-whitespace-character-count="443"/>
  </office:meta>
</office:document-meta>
</file>